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9.722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draw:stroke="dash" draw:stroke-dash="Long_20_Dot" svg:stroke-color="#000000" draw:fill="none" draw:fill-color="#ffffff" fo:min-height="6.25cm"/>
      <style:paragraph-properties style:writing-mode="lr-tb"/>
    </style:style>
    <style:style style:name="gr3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20.722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13.322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dash" draw:stroke-dash="Double_20_Dot" svg:stroke-color="#000000" draw:fill="none" draw:fill-color="#ffffff" draw:textarea-vertical-align="middle" fo:min-height="0.743cm"/>
      <style:paragraph-properties style:writing-mode="lr-tb"/>
    </style:style>
    <style:style style:name="gr6" style:family="graphic" style:parent-style-name="standard">
      <style:graphic-properties draw:stroke="dash" draw:stroke-dash="Double_20_Dot" svg:stroke-color="#000000" draw:fill="none" draw:fill-color="#ffffff" draw:textarea-vertical-align="top" fo:min-height="7.35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vertical-align="top" fo:min-height="5.75cm"/>
      <style:paragraph-properties style:writing-mode="lr-tb"/>
    </style:style>
    <style:style style:name="gr8" style:family="graphic" style:parent-style-name="standard">
      <style:graphic-properties draw:stroke="dash" draw:stroke-dash="Double_20_Dot" svg:stroke-color="#000000" draw:fill="none" draw:fill-color="#ffffff" draw:textarea-vertical-align="middle" fo:min-height="0.742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textarea-vertical-align="middle" fo:min-height="0.75cm"/>
      <style:paragraph-properties style:writing-mode="lr-tb"/>
    </style:style>
    <style:style style:name="gr10" style:family="graphic" style:parent-style-name="standard">
      <style:graphic-properties draw:stroke="dash" draw:stroke-dash="Double_20_Dot" svg:stroke-color="#000000" draw:fill="none" draw:fill-color="#ffffff" draw:textarea-vertical-align="top" fo:min-height="4.25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vertical-align="middle" fo:min-height="1.137cm"/>
      <style:paragraph-properties style:writing-mode="lr-tb"/>
    </style:style>
    <style:style style:name="gr12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3.722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2.72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7.722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10.722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textarea-vertical-align="middle" fo:min-height="0.77cm"/>
      <style:paragraph-properties style:writing-mode="lr-tb"/>
    </style:style>
    <style:style style:name="gr17" style:family="graphic" style:parent-style-name="standard">
      <style:graphic-properties draw:stroke="dash" draw:stroke-dash="Double_20_Dot" svg:stroke-color="#000000" draw:fill="none" draw:fill-color="#ffffff" draw:textarea-vertical-align="top" fo:min-height="6.85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textarea-vertical-align="middle" fo:min-height="1.70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textarea-vertical-align="middle" fo:min-height="0.748cm"/>
      <style:paragraph-properties style:writing-mode="lr-tb"/>
    </style:style>
    <style:style style:name="gr20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draw:textarea-vertical-align="middle" fo:min-height="2.222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draw:stroke="dash" draw:stroke-dash="Long_20_Dot" svg:stroke-color="#000000" draw:fill="none" draw:fill-color="#ffffff" draw:textarea-vertical-align="middle" fo:min-height="0.7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textarea-vertical-align="middle" fo:min-height="0.634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textarea-vertical-align="middle" draw:auto-grow-height="false" fo:min-height="0.829cm"/>
      <style:paragraph-properties style:writing-mode="lr-tb"/>
    </style:style>
    <style:style style:name="gr24" style:family="graphic" style:parent-style-name="standard">
      <style:graphic-properties draw:stroke="dash" draw:stroke-dash="Double_20_Dot" svg:stroke-width="0.053cm" svg:stroke-color="#c9211e" draw:marker-start-width="0.279cm" draw:marker-end-width="0.279cm" draw:fill="solid" draw:fill-color="#c9211e" draw:opacity="10%" draw:textarea-vertical-align="top" fo:min-height="7.35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nux Libertine G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inux Libertine G"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loext:graphic-properties draw:fill="solid" draw:fill-color="#c9211e" draw:opacity="10%"/>
      <style:paragraph-properties fo:text-align="start" style:writing-mode="lr-tb"/>
      <style:text-properties fo:color="#c9211e" style:font-name="Linux Libertine G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font-name="Linux Libertine G" fo:font-style="italic" style:font-style-asian="italic" style:font-style-complex="italic"/>
    </style:style>
    <style:style style:name="T2" style:family="text"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Linux Libertine G" fo:font-size="14pt" style:font-size-asian="14pt" style:font-size-complex="14pt"/>
    </style:style>
    <style:style style:name="T4" style:family="text"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T5" style:family="text">
      <style:text-properties style:font-name="Linux Libertine G" fo:font-size="13pt" style:font-size-asian="13pt" style:font-size-complex="13pt"/>
    </style:style>
    <style:style style:name="T6" style:family="text">
      <style:text-properties fo:color="#c9211e" style:font-name="Linux Libertine G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c9211e" style:font-name="Linux Libertine G" fo:font-size="13pt" style:font-size-asian="13pt" style:font-size-complex="13pt"/>
    </style:style>
    <style:style style:name="T8" style:family="text">
      <style:text-properties fo:color="#c9211e" style:font-name="Linux Libertine G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nux Libertine G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cm" svg:height="10cm" svg:x="1cm" svg:y="1cm">
          <draw:text-box>
            <text:p><text:span text:style-name="T1">Data</text:span></text:p>
          </draw:text-box>
        </draw:frame>
        <draw:frame draw:style-name="gr2" draw:text-style-name="P3" draw:layer="layout" svg:width="7cm" svg:height="6.5cm" svg:x="2cm" svg:y="2.5cm">
          <draw:text-box>
            <text:p text:style-name="P2"><text:span text:style-name="T2">Paleo</text:span></text:p>
          </draw:text-box>
        </draw:frame>
        <draw:frame draw:style-name="gr2" draw:text-style-name="P3" draw:layer="layout" svg:width="7cm" svg:height="6.5cm" svg:x="18cm" svg:y="2.5cm">
          <draw:text-box>
            <text:p text:style-name="P2"><text:span text:style-name="T2">Future</text:span></text:p>
          </draw:text-box>
        </draw:frame>
        <draw:frame draw:style-name="gr3" draw:text-style-name="P1" draw:layer="layout" svg:width="25cm" svg:height="21cm" svg:x="1cm" svg:y="13cm">
          <draw:text-box>
            <text:p><text:span text:style-name="T1">Models</text:span></text:p>
          </draw:text-box>
        </draw:frame>
        <draw:frame draw:style-name="gr4" draw:text-style-name="P3" draw:layer="layout" svg:width="11cm" svg:height="13.6cm" svg:x="2cm" svg:y="14.4cm">
          <draw:text-box>
            <text:p text:style-name="P2"><text:span text:style-name="T2">Correlative</text:span></text:p>
          </draw:text-box>
        </draw:frame>
        <draw:frame draw:style-name="gr4" draw:text-style-name="P3" draw:layer="layout" svg:width="11cm" svg:height="13.6cm" svg:x="14cm" svg:y="14.4cm">
          <draw:text-box>
            <text:p text:style-name="P2"><text:span text:style-name="T2">Process-based</text:span></text:p>
          </draw:text-box>
        </draw:frame>
        <draw:frame draw:style-name="gr5" draw:text-style-name="P4" draw:layer="layout" svg:width="7.669cm" svg:height="0.993cm" svg:x="15.627cm" svg:y="16.407cm">
          <draw:text-box>
            <text:p text:style-name="P2"><text:span text:style-name="T3">Versions of varying complexity</text:span></text:p>
          </draw:text-box>
        </draw:frame>
        <draw:frame draw:style-name="gr6" draw:text-style-name="P6" draw:layer="layout" svg:width="10cm" svg:height="7.6cm" svg:x="14.5cm" svg:y="19.8cm">
          <draw:text-box>
            <text:p text:style-name="P5"><text:span text:style-name="T2">Calibration</text:span></text:p>
          </draw:text-box>
        </draw:frame>
        <draw:frame draw:style-name="gr7" draw:text-style-name="P4" draw:layer="layout" svg:width="4.02cm" svg:height="6cm" svg:x="14.98cm" svg:y="20.8cm">
          <draw:text-box>
            <text:p text:style-name="P2"><text:span text:style-name="T4">Forward</text:span></text:p>
            <text:p text:style-name="P2"><text:span text:style-name="T5"/></text:p>
            <text:p text:style-name="P5"><text:span text:style-name="T5">Current settings ?</text:span></text:p>
            <text:p text:style-name="P5"><text:span text:style-name="T5">New parameterisation ?</text:span></text:p>
          </draw:text-box>
        </draw:frame>
        <draw:frame draw:style-name="gr7" draw:text-style-name="P4" draw:layer="layout" svg:width="4.02cm" svg:height="6cm" svg:x="20cm" svg:y="20.8cm">
          <draw:text-box>
            <text:p text:style-name="P2"><text:span text:style-name="T4">Backward</text:span></text:p>
            <text:p text:style-name="P2"><text:span text:style-name="T3"/></text:p>
            <text:p text:style-name="P5"><text:span text:style-name="T5">Which optimisation method ?</text:span></text:p>
          </draw:text-box>
        </draw:frame>
        <draw:frame draw:style-name="gr8" draw:text-style-name="P4" draw:layer="layout" svg:width="7.332cm" svg:height="0.992cm" svg:x="3.834cm" svg:y="15.5cm">
          <draw:text-box>
            <text:p text:style-name="P2"><text:span text:style-name="T3">Common framework</text:span></text:p>
          </draw:text-box>
        </draw:frame>
        <draw:frame draw:style-name="gr9" draw:text-style-name="P4" draw:layer="layout" svg:width="9.044cm" svg:height="1cm" svg:x="2.978cm" svg:y="21.1cm">
          <draw:text-box>
            <text:p text:style-name="P2"><text:span text:style-name="T3">Ensemble model</text:span></text:p>
          </draw:text-box>
        </draw:frame>
        <draw:frame draw:style-name="gr9" draw:text-style-name="P4" draw:layer="layout" svg:width="5.988cm" svg:height="1cm" svg:x="2.978cm" svg:y="16.9cm">
          <draw:text-box>
            <text:p text:style-name="P2"><text:span text:style-name="T3">Point-process model</text:span></text:p>
          </draw:text-box>
        </draw:frame>
        <draw:frame draw:style-name="gr9" draw:text-style-name="P4" draw:layer="layout" svg:width="2.688cm" svg:height="1cm" svg:x="9.334cm" svg:y="16.9cm">
          <draw:text-box>
            <text:p text:style-name="P2"><text:span text:style-name="T3">Maxent</text:span></text:p>
          </draw:text-box>
        </draw:frame>
        <draw:frame draw:style-name="gr9" draw:text-style-name="P4" draw:layer="layout" svg:width="2.078cm" svg:height="1cm" svg:x="2.978cm" svg:y="18.3cm">
          <draw:text-box>
            <text:p text:style-name="P2"><text:span text:style-name="T3">GAM</text:span></text:p>
          </draw:text-box>
        </draw:frame>
        <draw:frame draw:style-name="gr9" draw:text-style-name="P4" draw:layer="layout" svg:width="1.956cm" svg:height="1cm" svg:x="5.422cm" svg:y="18.3cm">
          <draw:text-box>
            <text:p text:style-name="P2"><text:span text:style-name="T3">GLM</text:span></text:p>
          </draw:text-box>
        </draw:frame>
        <draw:frame draw:style-name="gr9" draw:text-style-name="P4" draw:layer="layout" svg:width="4.278cm" svg:height="1cm" svg:x="7.744cm" svg:y="18.3cm">
          <draw:text-box>
            <text:p text:style-name="P2"><text:span text:style-name="T3">Random forest</text:span></text:p>
          </draw:text-box>
        </draw:frame>
        <draw:frame draw:style-name="gr9" draw:text-style-name="P4" draw:layer="layout" svg:width="6.478cm" svg:height="1cm" svg:x="2.978cm" svg:y="19.7cm">
          <draw:text-box>
            <text:p text:style-name="P2"><text:span text:style-name="T3">Boosted regression tree</text:span></text:p>
          </draw:text-box>
        </draw:frame>
        <draw:frame draw:style-name="gr9" draw:text-style-name="P4" draw:layer="layout" svg:width="2.2cm" svg:height="1cm" svg:x="9.822cm" svg:y="19.7cm">
          <draw:text-box>
            <text:p text:style-name="P2"><text:span text:style-name="T3">etc.</text:span></text:p>
          </draw:text-box>
        </draw:frame>
        <draw:frame draw:style-name="gr10" draw:text-style-name="P6" draw:layer="layout" svg:width="9.044cm" svg:height="4.5cm" svg:x="2.978cm" svg:y="22.9cm">
          <draw:text-box>
            <text:p text:style-name="P5"><text:span text:style-name="T2">Calibration</text:span></text:p>
          </draw:text-box>
        </draw:frame>
        <draw:frame draw:style-name="gr9" draw:text-style-name="P4" draw:layer="layout" svg:width="8.068cm" svg:height="1cm" svg:x="3.466cm" svg:y="24cm">
          <draw:text-box>
            <text:p text:style-name="P2"><text:span text:style-name="T4">Which predictors </text:span><text:span text:style-name="T3">?</text:span></text:p>
          </draw:text-box>
        </draw:frame>
        <draw:frame draw:style-name="gr9" draw:text-style-name="P4" draw:layer="layout" svg:width="8.068cm" svg:height="1cm" svg:x="3.466cm" svg:y="25.7cm">
          <draw:text-box>
            <text:p text:style-name="P2"><text:span text:style-name="T4">Which model validation technique</text:span><text:span text:style-name="T3">?</text:span></text:p>
          </draw:text-box>
        </draw:frame>
        <draw:frame draw:style-name="gr2" draw:text-style-name="P3" draw:layer="layout" svg:width="7cm" svg:height="6.5cm" svg:x="10cm" svg:y="2.5cm">
          <draw:text-box>
            <text:p text:style-name="P2"><text:span text:style-name="T2">Recent past - Present</text:span></text:p>
          </draw:text-box>
        </draw:frame>
        <draw:frame draw:style-name="gr9" draw:text-style-name="P4" draw:layer="layout" svg:width="6cm" svg:height="1cm" svg:x="10.5cm" svg:y="3.8cm">
          <draw:text-box>
            <text:p text:style-name="P2"><text:span text:style-name="T3">Occurence data</text:span></text:p>
          </draw:text-box>
        </draw:frame>
        <draw:frame draw:style-name="gr9" draw:text-style-name="P4" draw:layer="layout" svg:width="6cm" svg:height="1cm" svg:x="10.5cm" svg:y="5.5cm">
          <draw:text-box>
            <text:p text:style-name="P2"><text:span text:style-name="T3">Environmental data</text:span></text:p>
          </draw:text-box>
        </draw:frame>
        <draw:frame draw:style-name="gr11" draw:text-style-name="P4" draw:layer="layout" svg:width="6cm" svg:height="1.387cm" svg:x="10.5cm" svg:y="7.207cm">
          <draw:text-box>
            <text:p text:style-name="P2"><text:span text:style-name="T3">Pure forest stands with tree positions</text:span></text:p>
          </draw:text-box>
        </draw:frame>
        <draw:frame draw:style-name="gr12" draw:text-style-name="P3" draw:layer="layout" svg:width="19cm" svg:height="4cm" svg:x="4cm" svg:y="29cm">
          <draw:text-box>
            <text:p text:style-name="P2"><text:span text:style-name="T2">Migration models</text:span></text:p>
          </draw:text-box>
        </draw:frame>
        <draw:frame draw:style-name="gr9" draw:text-style-name="P4" draw:layer="layout" svg:width="8cm" svg:height="1cm" svg:x="5cm" svg:y="30cm">
          <draw:text-box>
            <text:p text:style-name="P2"><text:span text:style-name="T3">Gibbs-based migration model</text:span></text:p>
          </draw:text-box>
        </draw:frame>
        <draw:frame draw:style-name="gr9" draw:text-style-name="P4" draw:layer="layout" svg:width="8cm" svg:height="1cm" svg:x="14cm" svg:y="30cm">
          <draw:text-box>
            <text:p text:style-name="P2"><text:span text:style-name="T3">Alternative model ?</text:span></text:p>
          </draw:text-box>
        </draw:frame>
        <draw:frame draw:style-name="gr8" draw:text-style-name="P4" draw:layer="layout" svg:width="7.332cm" svg:height="0.992cm" svg:x="9.8cm" svg:y="31.508cm">
          <draw:text-box>
            <text:p text:style-name="P2"><text:span text:style-name="T3">Which coupling/link strategy ?</text:span></text:p>
          </draw:text-box>
        </draw:frame>
        <draw:frame draw:style-name="gr13" draw:text-style-name="P1" draw:layer="layout" svg:width="25cm" svg:height="13cm" svg:x="1cm" svg:y="36cm">
          <draw:text-box>
            <text:p><text:span text:style-name="T1">Comparison of predictions</text:span></text:p>
          </draw:text-box>
        </draw:frame>
        <draw:frame draw:style-name="gr14" draw:text-style-name="P3" draw:layer="layout" svg:width="11cm" svg:height="8cm" svg:x="2cm" svg:y="37.5cm">
          <draw:text-box>
            <text:p text:style-name="P2"><text:span text:style-name="T2">Metrics</text:span></text:p>
          </draw:text-box>
        </draw:frame>
        <draw:frame draw:style-name="gr15" draw:text-style-name="P3" draw:layer="layout" svg:width="11cm" svg:height="11cm" svg:x="14cm" svg:y="37.5cm">
          <draw:text-box>
            <text:p text:style-name="P2"><text:span text:style-name="T2">Approaches</text:span></text:p>
          </draw:text-box>
        </draw:frame>
        <draw:frame draw:style-name="gr9" draw:text-style-name="P4" draw:layer="layout" svg:width="2.6cm" svg:height="1cm" svg:x="2.5cm" svg:y="38.6cm">
          <draw:text-box>
            <text:p text:style-name="P2"><text:span text:style-name="T3">AUC-ROC</text:span></text:p>
          </draw:text-box>
        </draw:frame>
        <draw:frame draw:style-name="gr9" draw:text-style-name="P4" draw:layer="layout" svg:width="1.3cm" svg:height="1cm" svg:x="9.75cm" svg:y="43.8cm">
          <draw:text-box>
            <text:p text:style-name="P2"><text:span text:style-name="T3">TSS</text:span></text:p>
          </draw:text-box>
        </draw:frame>
        <draw:frame draw:style-name="gr9" draw:text-style-name="P4" draw:layer="layout" svg:width="2.6cm" svg:height="1cm" svg:x="5.4cm" svg:y="38.6cm">
          <draw:text-box>
            <text:p text:style-name="P2"><text:span text:style-name="T3">AUC-POC</text:span></text:p>
          </draw:text-box>
        </draw:frame>
        <draw:frame draw:style-name="gr16" draw:text-style-name="P4" draw:layer="layout" svg:width="4.3cm" svg:height="1.02cm" svg:x="8.3cm" svg:y="38.6cm">
          <draw:text-box>
            <text:p text:style-name="P2"><text:span text:style-name="T3">Point-bisserial cor.</text:span></text:p>
          </draw:text-box>
        </draw:frame>
        <draw:frame draw:style-name="gr9" draw:text-style-name="P4" draw:layer="layout" svg:width="1.8cm" svg:height="1cm" svg:x="7.4cm" svg:y="39.9cm">
          <draw:text-box>
            <text:p text:style-name="P2"><text:span text:style-name="T3">RMSE</text:span></text:p>
          </draw:text-box>
        </draw:frame>
        <draw:frame draw:style-name="gr9" draw:text-style-name="P4" draw:layer="layout" svg:width="2.2cm" svg:height="1cm" svg:x="2.5cm" svg:y="43.8cm">
          <draw:text-box>
            <text:p text:style-name="P2"><text:span text:style-name="T3">AUC-PR</text:span></text:p>
          </draw:text-box>
        </draw:frame>
        <draw:frame draw:style-name="gr16" draw:text-style-name="P4" draw:layer="layout" svg:width="3.1cm" svg:height="1.02cm" svg:x="9.5cm" svg:y="39.88cm">
          <draw:text-box>
            <text:p text:style-name="P2"><text:span text:style-name="T3">1-Brier score</text:span></text:p>
          </draw:text-box>
        </draw:frame>
        <draw:frame draw:style-name="gr9" draw:text-style-name="P4" draw:layer="layout" svg:width="1.55cm" svg:height="1cm" svg:x="5cm" svg:y="43.8cm">
          <draw:text-box>
            <text:p text:style-name="P2"><text:span text:style-name="T3">MAE</text:span></text:p>
          </draw:text-box>
        </draw:frame>
        <draw:frame draw:style-name="gr9" draw:text-style-name="P4" draw:layer="layout" svg:width="4.6cm" svg:height="1cm" svg:x="2.5cm" svg:y="39.9cm">
          <draw:text-box>
            <text:p text:style-name="P2"><text:span text:style-name="T3">Remaining deviance</text:span></text:p>
          </draw:text-box>
        </draw:frame>
        <draw:frame draw:style-name="gr9" draw:text-style-name="P4" draw:layer="layout" svg:width="1.3cm" svg:height="1cm" svg:x="11.3cm" svg:y="43.8cm">
          <draw:text-box>
            <text:p text:style-name="P2"><text:span text:style-name="T3">etc.</text:span></text:p>
          </draw:text-box>
        </draw:frame>
        <draw:frame draw:style-name="gr9" draw:text-style-name="P4" draw:layer="layout" svg:width="2.65cm" svg:height="1cm" svg:x="6.85cm" svg:y="43.8cm">
          <draw:text-box>
            <text:p text:style-name="P2"><text:span text:style-name="T3">Boyce ind.</text:span></text:p>
          </draw:text-box>
        </draw:frame>
        <draw:frame draw:style-name="gr16" draw:text-style-name="P4" draw:layer="layout" svg:width="7cm" svg:height="1.02cm" svg:x="16cm" svg:y="38.5cm">
          <draw:text-box>
            <text:p text:style-name="P2"><text:span text:style-name="T3">Absolute differences</text:span></text:p>
          </draw:text-box>
        </draw:frame>
        <draw:frame draw:style-name="gr17" draw:text-style-name="P6" draw:layer="layout" svg:width="10cm" svg:height="7.1cm" svg:x="14.5cm" svg:y="40.4cm">
          <draw:text-box>
            <text:p text:style-name="P5"><text:span text:style-name="T2">Explicit comparisons</text:span></text:p>
          </draw:text-box>
        </draw:frame>
        <draw:frame draw:style-name="gr11" draw:text-style-name="P4" draw:layer="layout" svg:width="9cm" svg:height="1.387cm" svg:x="15cm" svg:y="41.5cm">
          <draw:text-box>
            <text:p text:style-name="P2"><text:span text:style-name="T3">Spatially: map comparisons, positions of range front/centre/rear edge, etc.</text:span></text:p>
          </draw:text-box>
        </draw:frame>
        <draw:frame draw:style-name="gr18" draw:text-style-name="P4" draw:layer="layout" svg:width="9cm" svg:height="1.955cm" svg:x="15cm" svg:y="43.5cm">
          <draw:text-box>
            <text:p text:style-name="P2"><text:span text:style-name="T3">Ecologically: % newly suitable cells, used habitat calibration plots, shapes of response curves, etc.</text:span></text:p>
          </draw:text-box>
        </draw:frame>
        <draw:frame draw:style-name="gr16" draw:text-style-name="P4" draw:layer="layout" svg:width="9cm" svg:height="1.02cm" svg:x="15cm" svg:y="46cm">
          <draw:text-box>
            <text:p text:style-name="P2"><text:span text:style-name="T3">Climatically: performance under novelty</text:span></text:p>
          </draw:text-box>
        </draw:frame>
        <draw:frame draw:style-name="gr19" draw:text-style-name="P4" draw:layer="layout" svg:width="6cm" svg:height="0.998cm" svg:x="2.5cm" svg:y="3.8cm">
          <draw:text-box>
            <text:p text:style-name="P2"><text:span text:style-name="T3">Occurence data</text:span></text:p>
          </draw:text-box>
        </draw:frame>
        <draw:frame draw:style-name="gr11" draw:text-style-name="P4" draw:layer="layout" svg:width="6cm" svg:height="1.387cm" svg:x="2.5cm" svg:y="5.302cm">
          <draw:text-box>
            <text:p text:style-name="P2"><text:span text:style-name="T3">Reconstructed environmental data</text:span></text:p>
          </draw:text-box>
        </draw:frame>
        <draw:frame draw:style-name="gr19" draw:text-style-name="P4" draw:layer="layout" svg:width="6cm" svg:height="0.998cm" svg:x="2.5cm" svg:y="7.192cm">
          <draw:text-box>
            <text:p text:style-name="P2"><text:span text:style-name="T3">Refugia</text:span></text:p>
          </draw:text-box>
        </draw:frame>
        <draw:frame draw:style-name="gr9" draw:text-style-name="P4" draw:layer="layout" svg:width="3.1cm" svg:height="1cm" svg:x="2.5cm" svg:y="41.2cm">
          <draw:text-box>
            <text:p text:style-name="P2"><text:span text:style-name="T3">Sensitivity</text:span></text:p>
          </draw:text-box>
        </draw:frame>
        <draw:frame draw:style-name="gr9" draw:text-style-name="P4" draw:layer="layout" svg:width="3.1cm" svg:height="1cm" svg:x="5.9cm" svg:y="41.2cm">
          <draw:text-box>
            <text:p text:style-name="P2"><text:span text:style-name="T3">Specificity</text:span></text:p>
          </draw:text-box>
        </draw:frame>
        <draw:frame draw:style-name="gr9" draw:text-style-name="P4" draw:layer="layout" svg:width="3.3cm" svg:height="1cm" svg:x="9.3cm" svg:y="41.2cm">
          <draw:text-box>
            <text:p text:style-name="P2"><text:span text:style-name="T3">Prevalence</text:span></text:p>
          </draw:text-box>
        </draw:frame>
        <draw:frame draw:style-name="gr20" draw:text-style-name="P7" draw:layer="layout" svg:width="11cm" svg:height="2.5cm" svg:x="2cm" svg:y="46cm">
          <draw:text-box>
            <text:p text:style-name="P2"><text:span text:style-name="T4">Quantify similiraties between the reference and projection domains: define a forecast horizon ?</text:span></text:p>
          </draw:text-box>
        </draw:frame>
        <draw:frame draw:style-name="gr9" draw:text-style-name="P4" draw:layer="layout" svg:width="3.1cm" svg:height="1cm" svg:x="2.5cm" svg:y="42.5cm">
          <draw:text-box>
            <text:p text:style-name="P2"><text:span text:style-name="T3">F-measures</text:span></text:p>
          </draw:text-box>
        </draw:frame>
        <draw:frame draw:style-name="gr9" draw:text-style-name="P4" draw:layer="layout" svg:width="6.7cm" svg:height="1cm" svg:x="5.9cm" svg:y="42.5cm">
          <draw:text-box>
            <text:p text:style-name="P2"><text:span text:style-name="T3">Coefficient of residual mass</text:span></text:p>
          </draw:text-box>
        </draw:frame>
        <draw:frame draw:style-name="gr21" draw:text-style-name="P4" draw:layer="layout" svg:width="10cm" svg:height="0.992cm" svg:x="8.5cm" svg:y="9.4cm">
          <draw:text-box>
            <text:p text:style-name="P2"><text:span text:style-name="T3">Which resolution ? Which extent ?</text:span></text:p>
          </draw:text-box>
        </draw:frame>
        <draw:frame draw:style-name="gr11" draw:text-style-name="P4" draw:layer="layout" svg:width="6cm" svg:height="1.387cm" svg:x="18.5cm" svg:y="3.8cm">
          <draw:text-box>
            <text:p text:style-name="P2"><text:span text:style-name="T3">Projected</text:span></text:p>
            <text:p text:style-name="P2"><text:span text:style-name="T3"><text:s/></text:span><text:span text:style-name="T3">environmental data</text:span></text:p>
          </draw:text-box>
        </draw:frame>
        <draw:frame draw:style-name="gr22" draw:text-style-name="P4" draw:layer="layout" svg:width="3.408cm" svg:height="0.884cm" svg:x="15.577cm" svg:y="17.612cm">
          <draw:text-box>
            <text:p text:style-name="P2"><text:span text:style-name="T3">PHENOFIT 4</text:span></text:p>
          </draw:text-box>
        </draw:frame>
        <draw:frame draw:style-name="gr23" draw:text-style-name="P4" draw:layer="layout" svg:width="3.41cm" svg:height="0.88cm" svg:x="20.09cm" svg:y="17.6cm">
          <draw:text-box>
            <text:p text:style-name="P2"><text:span text:style-name="T3">CASTANEA</text:span></text:p>
          </draw:text-box>
        </draw:frame>
        <draw:frame draw:style-name="gr22" draw:text-style-name="P3" draw:layer="layout" svg:width="3.599cm" svg:height="0.884cm" svg:x="15.577cm" svg:y="18.693cm">
          <draw:text-box>
            <text:p text:style-name="P8"><text:span text:style-name="T2">PHENOFIT 5 ?</text:span></text:p>
          </draw:text-box>
        </draw:frame>
        <draw:frame draw:style-name="gr22" draw:text-style-name="P3" draw:layer="layout" svg:width="3.408cm" svg:height="0.884cm" svg:x="20.077cm" svg:y="18.693cm">
          <draw:text-box>
            <text:p text:style-name="P8"><text:span text:style-name="T2">FORCEEPS ?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25cm" svg:height="10cm" svg:x="1cm" svg:y="1cm">
          <draw:text-box>
            <text:p><text:span text:style-name="T1">Data</text:span></text:p>
          </draw:text-box>
        </draw:frame>
        <draw:frame draw:style-name="gr2" draw:text-style-name="P3" draw:layer="layout" svg:width="7cm" svg:height="6.5cm" svg:x="2cm" svg:y="2.5cm">
          <draw:text-box>
            <text:p text:style-name="P2"><text:span text:style-name="T2">Paleo</text:span></text:p>
          </draw:text-box>
        </draw:frame>
        <draw:frame draw:style-name="gr2" draw:text-style-name="P3" draw:layer="layout" svg:width="7cm" svg:height="6.5cm" svg:x="18cm" svg:y="2.5cm">
          <draw:text-box>
            <text:p text:style-name="P2"><text:span text:style-name="T2">Future</text:span></text:p>
          </draw:text-box>
        </draw:frame>
        <draw:frame draw:style-name="gr3" draw:text-style-name="P1" draw:layer="layout" svg:width="25cm" svg:height="21cm" svg:x="1cm" svg:y="13cm">
          <draw:text-box>
            <text:p><text:span text:style-name="T1">Models</text:span></text:p>
          </draw:text-box>
        </draw:frame>
        <draw:frame draw:style-name="gr4" draw:text-style-name="P3" draw:layer="layout" svg:width="11cm" svg:height="13.6cm" svg:x="2cm" svg:y="14.4cm">
          <draw:text-box>
            <text:p text:style-name="P2"><text:span text:style-name="T2">Correlative</text:span></text:p>
          </draw:text-box>
        </draw:frame>
        <draw:frame draw:style-name="gr4" draw:text-style-name="P3" draw:layer="layout" svg:width="11cm" svg:height="13.6cm" svg:x="14cm" svg:y="14.4cm">
          <draw:text-box>
            <text:p text:style-name="P2"><text:span text:style-name="T2">Process-based</text:span></text:p>
          </draw:text-box>
        </draw:frame>
        <draw:frame draw:style-name="gr5" draw:text-style-name="P4" draw:layer="layout" svg:width="7.669cm" svg:height="0.993cm" svg:x="15.627cm" svg:y="16.407cm">
          <draw:text-box>
            <text:p text:style-name="P2"><text:span text:style-name="T3">Versions of varying complexity</text:span></text:p>
          </draw:text-box>
        </draw:frame>
        <draw:frame draw:style-name="gr8" draw:text-style-name="P4" draw:layer="layout" svg:width="7.332cm" svg:height="0.992cm" svg:x="3.834cm" svg:y="15.5cm">
          <draw:text-box>
            <text:p text:style-name="P2"><text:span text:style-name="T3">Common framework</text:span></text:p>
          </draw:text-box>
        </draw:frame>
        <draw:frame draw:style-name="gr9" draw:text-style-name="P4" draw:layer="layout" svg:width="9.044cm" svg:height="1cm" svg:x="2.978cm" svg:y="21.1cm">
          <draw:text-box>
            <text:p text:style-name="P2"><text:span text:style-name="T3">Ensemble model</text:span></text:p>
          </draw:text-box>
        </draw:frame>
        <draw:frame draw:style-name="gr9" draw:text-style-name="P4" draw:layer="layout" svg:width="5.988cm" svg:height="1cm" svg:x="2.978cm" svg:y="16.9cm">
          <draw:text-box>
            <text:p text:style-name="P2"><text:span text:style-name="T3">Point-process model</text:span></text:p>
          </draw:text-box>
        </draw:frame>
        <draw:frame draw:style-name="gr9" draw:text-style-name="P4" draw:layer="layout" svg:width="2.688cm" svg:height="1cm" svg:x="9.334cm" svg:y="16.9cm">
          <draw:text-box>
            <text:p text:style-name="P2"><text:span text:style-name="T3">Maxent</text:span></text:p>
          </draw:text-box>
        </draw:frame>
        <draw:frame draw:style-name="gr9" draw:text-style-name="P4" draw:layer="layout" svg:width="2.078cm" svg:height="1cm" svg:x="2.978cm" svg:y="18.3cm">
          <draw:text-box>
            <text:p text:style-name="P2"><text:span text:style-name="T3">GAM</text:span></text:p>
          </draw:text-box>
        </draw:frame>
        <draw:frame draw:style-name="gr9" draw:text-style-name="P4" draw:layer="layout" svg:width="1.956cm" svg:height="1cm" svg:x="5.422cm" svg:y="18.3cm">
          <draw:text-box>
            <text:p text:style-name="P2"><text:span text:style-name="T3">GLM</text:span></text:p>
          </draw:text-box>
        </draw:frame>
        <draw:frame draw:style-name="gr9" draw:text-style-name="P4" draw:layer="layout" svg:width="4.278cm" svg:height="1cm" svg:x="7.744cm" svg:y="18.3cm">
          <draw:text-box>
            <text:p text:style-name="P2"><text:span text:style-name="T3">Random forest</text:span></text:p>
          </draw:text-box>
        </draw:frame>
        <draw:frame draw:style-name="gr9" draw:text-style-name="P4" draw:layer="layout" svg:width="6.478cm" svg:height="1cm" svg:x="2.978cm" svg:y="19.7cm">
          <draw:text-box>
            <text:p text:style-name="P2"><text:span text:style-name="T3">Boosted regression tree</text:span></text:p>
          </draw:text-box>
        </draw:frame>
        <draw:frame draw:style-name="gr9" draw:text-style-name="P4" draw:layer="layout" svg:width="2.2cm" svg:height="1cm" svg:x="9.822cm" svg:y="19.7cm">
          <draw:text-box>
            <text:p text:style-name="P2"><text:span text:style-name="T3">etc.</text:span></text:p>
          </draw:text-box>
        </draw:frame>
        <draw:frame draw:style-name="gr10" draw:text-style-name="P6" draw:layer="layout" svg:width="9.044cm" svg:height="4.5cm" svg:x="2.978cm" svg:y="22.9cm">
          <draw:text-box>
            <text:p text:style-name="P5"><text:span text:style-name="T2">Calibration</text:span></text:p>
          </draw:text-box>
        </draw:frame>
        <draw:frame draw:style-name="gr9" draw:text-style-name="P4" draw:layer="layout" svg:width="8.068cm" svg:height="1cm" svg:x="3.466cm" svg:y="24cm">
          <draw:text-box>
            <text:p text:style-name="P2"><text:span text:style-name="T4">Which predictors </text:span><text:span text:style-name="T3">?</text:span></text:p>
          </draw:text-box>
        </draw:frame>
        <draw:frame draw:style-name="gr9" draw:text-style-name="P4" draw:layer="layout" svg:width="8.068cm" svg:height="1cm" svg:x="3.466cm" svg:y="25.7cm">
          <draw:text-box>
            <text:p text:style-name="P2"><text:span text:style-name="T4">Which model validation technique</text:span><text:span text:style-name="T3">?</text:span></text:p>
          </draw:text-box>
        </draw:frame>
        <draw:frame draw:style-name="gr2" draw:text-style-name="P3" draw:layer="layout" svg:width="7cm" svg:height="6.5cm" svg:x="10cm" svg:y="2.5cm">
          <draw:text-box>
            <text:p text:style-name="P2"><text:span text:style-name="T2">Recent past - Present</text:span></text:p>
          </draw:text-box>
        </draw:frame>
        <draw:frame draw:style-name="gr9" draw:text-style-name="P4" draw:layer="layout" svg:width="6cm" svg:height="1cm" svg:x="10.5cm" svg:y="3.8cm">
          <draw:text-box>
            <text:p text:style-name="P2"><text:span text:style-name="T3">Occurence data</text:span></text:p>
          </draw:text-box>
        </draw:frame>
        <draw:frame draw:style-name="gr9" draw:text-style-name="P4" draw:layer="layout" svg:width="6cm" svg:height="1cm" svg:x="10.5cm" svg:y="5.5cm">
          <draw:text-box>
            <text:p text:style-name="P2"><text:span text:style-name="T3">Environmental data</text:span></text:p>
          </draw:text-box>
        </draw:frame>
        <draw:frame draw:style-name="gr11" draw:text-style-name="P4" draw:layer="layout" svg:width="6cm" svg:height="1.387cm" svg:x="10.5cm" svg:y="7.207cm">
          <draw:text-box>
            <text:p text:style-name="P2"><text:span text:style-name="T3">Pure forest stands with tree positions</text:span></text:p>
          </draw:text-box>
        </draw:frame>
        <draw:frame draw:style-name="gr12" draw:text-style-name="P3" draw:layer="layout" svg:width="19cm" svg:height="4cm" svg:x="4cm" svg:y="29cm">
          <draw:text-box>
            <text:p text:style-name="P2"><text:span text:style-name="T2">Migration models</text:span></text:p>
          </draw:text-box>
        </draw:frame>
        <draw:frame draw:style-name="gr9" draw:text-style-name="P4" draw:layer="layout" svg:width="8cm" svg:height="1cm" svg:x="5cm" svg:y="30cm">
          <draw:text-box>
            <text:p text:style-name="P2"><text:span text:style-name="T3">Gibbs-based migration model</text:span></text:p>
          </draw:text-box>
        </draw:frame>
        <draw:frame draw:style-name="gr9" draw:text-style-name="P4" draw:layer="layout" svg:width="8cm" svg:height="1cm" svg:x="14cm" svg:y="30cm">
          <draw:text-box>
            <text:p text:style-name="P2"><text:span text:style-name="T3">Alternative model ?</text:span></text:p>
          </draw:text-box>
        </draw:frame>
        <draw:frame draw:style-name="gr8" draw:text-style-name="P4" draw:layer="layout" svg:width="7.332cm" svg:height="0.992cm" svg:x="9.8cm" svg:y="31.508cm">
          <draw:text-box>
            <text:p text:style-name="P2"><text:span text:style-name="T3">Which coupling/link strategy ?</text:span></text:p>
          </draw:text-box>
        </draw:frame>
        <draw:frame draw:style-name="gr13" draw:text-style-name="P1" draw:layer="layout" svg:width="25cm" svg:height="13cm" svg:x="1cm" svg:y="36cm">
          <draw:text-box>
            <text:p><text:span text:style-name="T1">Comparison of predictions</text:span></text:p>
          </draw:text-box>
        </draw:frame>
        <draw:frame draw:style-name="gr15" draw:text-style-name="P3" draw:layer="layout" svg:width="11cm" svg:height="11cm" svg:x="14cm" svg:y="37.5cm">
          <draw:text-box>
            <text:p text:style-name="P2"><text:span text:style-name="T2">Approaches</text:span></text:p>
          </draw:text-box>
        </draw:frame>
        <draw:frame draw:style-name="gr16" draw:text-style-name="P4" draw:layer="layout" svg:width="7cm" svg:height="1.02cm" svg:x="16cm" svg:y="38.5cm">
          <draw:text-box>
            <text:p text:style-name="P2"><text:span text:style-name="T3">Absolute differences</text:span></text:p>
          </draw:text-box>
        </draw:frame>
        <draw:frame draw:style-name="gr17" draw:text-style-name="P6" draw:layer="layout" svg:width="10cm" svg:height="7.1cm" svg:x="14.5cm" svg:y="40.4cm">
          <draw:text-box>
            <text:p text:style-name="P5"><text:span text:style-name="T2">Explicit comparisons</text:span></text:p>
          </draw:text-box>
        </draw:frame>
        <draw:frame draw:style-name="gr11" draw:text-style-name="P4" draw:layer="layout" svg:width="9cm" svg:height="1.387cm" svg:x="15cm" svg:y="41.5cm">
          <draw:text-box>
            <text:p text:style-name="P2"><text:span text:style-name="T3">Spatially: map comparisons, positions of range front/centre/rear edge, etc.</text:span></text:p>
          </draw:text-box>
        </draw:frame>
        <draw:frame draw:style-name="gr18" draw:text-style-name="P4" draw:layer="layout" svg:width="9cm" svg:height="1.955cm" svg:x="15cm" svg:y="43.5cm">
          <draw:text-box>
            <text:p text:style-name="P2"><text:span text:style-name="T3">Ecologically: % newly suitable cells, used habitat calibration plots, shapes of response curves, etc.</text:span></text:p>
          </draw:text-box>
        </draw:frame>
        <draw:frame draw:style-name="gr16" draw:text-style-name="P4" draw:layer="layout" svg:width="9cm" svg:height="1.02cm" svg:x="15cm" svg:y="46cm">
          <draw:text-box>
            <text:p text:style-name="P2"><text:span text:style-name="T3">Climatically: performance under novelty</text:span></text:p>
          </draw:text-box>
        </draw:frame>
        <draw:frame draw:style-name="gr19" draw:text-style-name="P4" draw:layer="layout" svg:width="6cm" svg:height="0.998cm" svg:x="2.5cm" svg:y="3.8cm">
          <draw:text-box>
            <text:p text:style-name="P2"><text:span text:style-name="T3">Occurence data</text:span></text:p>
          </draw:text-box>
        </draw:frame>
        <draw:frame draw:style-name="gr11" draw:text-style-name="P4" draw:layer="layout" svg:width="6cm" svg:height="1.387cm" svg:x="2.5cm" svg:y="5.302cm">
          <draw:text-box>
            <text:p text:style-name="P2"><text:span text:style-name="T3">Reconstructed environmental data</text:span></text:p>
          </draw:text-box>
        </draw:frame>
        <draw:frame draw:style-name="gr19" draw:text-style-name="P4" draw:layer="layout" svg:width="6cm" svg:height="0.998cm" svg:x="2.5cm" svg:y="7.192cm">
          <draw:text-box>
            <text:p text:style-name="P2"><text:span text:style-name="T3">Refugia</text:span></text:p>
          </draw:text-box>
        </draw:frame>
        <draw:frame draw:style-name="gr21" draw:text-style-name="P4" draw:layer="layout" svg:width="10cm" svg:height="0.992cm" svg:x="8.5cm" svg:y="9.4cm">
          <draw:text-box>
            <text:p text:style-name="P2"><text:span text:style-name="T3">Which resolution ? Which extent ?</text:span></text:p>
          </draw:text-box>
        </draw:frame>
        <draw:frame draw:style-name="gr11" draw:text-style-name="P4" draw:layer="layout" svg:width="6cm" svg:height="1.387cm" svg:x="18.5cm" svg:y="3.8cm">
          <draw:text-box>
            <text:p text:style-name="P2"><text:span text:style-name="T3">Projected</text:span></text:p>
            <text:p text:style-name="P2"><text:span text:style-name="T3"><text:s/></text:span><text:span text:style-name="T3">environmental data</text:span></text:p>
          </draw:text-box>
        </draw:frame>
        <draw:frame draw:style-name="gr24" draw:text-style-name="P9" draw:layer="layout" svg:width="10cm" svg:height="7.652cm" svg:x="14.5cm" svg:y="19.8cm">
          <draw:text-box>
            <text:p text:style-name="P5"><text:span text:style-name="T6">Calibration</text:span></text:p>
          </draw:text-box>
        </draw:frame>
        <draw:frame draw:style-name="gr7" draw:text-style-name="P4" draw:layer="layout" svg:width="4.02cm" svg:height="6cm" svg:x="14.98cm" svg:y="20.8cm">
          <draw:text-box>
            <text:p text:style-name="P2"><text:span text:style-name="T4">Forward</text:span></text:p>
            <text:p text:style-name="P2"><text:span text:style-name="T5"/></text:p>
            <text:p text:style-name="P5"><text:span text:style-name="T5">Current settings ?</text:span></text:p>
            <text:p text:style-name="P5"><text:span text:style-name="T5">New parametrisation ?</text:span></text:p>
            <text:p text:style-name="P5"><text:span text:style-name="T7"/></text:p>
            <text:p text:style-name="P5"><text:span text:style-name="T8">1. First runs of Phenofit</text:span></text:p>
          </draw:text-box>
        </draw:frame>
        <draw:frame draw:style-name="gr7" draw:text-style-name="P4" draw:layer="layout" svg:width="4.02cm" svg:height="6cm" svg:x="20cm" svg:y="20.8cm">
          <draw:text-box>
            <text:p text:style-name="P2"><text:span text:style-name="T4">Backward</text:span></text:p>
            <text:p text:style-name="P2"><text:span text:style-name="T3"/></text:p>
            <text:p text:style-name="P5"><text:span text:style-name="T5">Which optimisation method ?</text:span></text:p>
            <text:p text:style-name="P5"><text:span text:style-name="T9"/></text:p>
            <text:p text:style-name="P5"><text:span text:style-name="T8">2. Find an inverse modelling strategy</text:span></text:p>
          </draw:text-box>
        </draw:frame>
        <draw:frame draw:style-name="gr14" draw:text-style-name="P3" draw:layer="layout" svg:width="11cm" svg:height="8cm" svg:x="2cm" svg:y="37.5cm">
          <draw:text-box>
            <text:p text:style-name="P2"><text:span text:style-name="T2">Metrics</text:span></text:p>
          </draw:text-box>
        </draw:frame>
        <draw:frame draw:style-name="gr9" draw:text-style-name="P4" draw:layer="layout" svg:width="2.6cm" svg:height="1cm" svg:x="2.5cm" svg:y="38.6cm">
          <draw:text-box>
            <text:p text:style-name="P2"><text:span text:style-name="T3">AUC-ROC</text:span></text:p>
          </draw:text-box>
        </draw:frame>
        <draw:frame draw:style-name="gr9" draw:text-style-name="P4" draw:layer="layout" svg:width="1.3cm" svg:height="1cm" svg:x="9.75cm" svg:y="43.8cm">
          <draw:text-box>
            <text:p text:style-name="P2"><text:span text:style-name="T3">TSS</text:span></text:p>
          </draw:text-box>
        </draw:frame>
        <draw:frame draw:style-name="gr9" draw:text-style-name="P4" draw:layer="layout" svg:width="2.6cm" svg:height="1cm" svg:x="5.4cm" svg:y="38.6cm">
          <draw:text-box>
            <text:p text:style-name="P2"><text:span text:style-name="T3">AUC-POC</text:span></text:p>
          </draw:text-box>
        </draw:frame>
        <draw:frame draw:style-name="gr16" draw:text-style-name="P4" draw:layer="layout" svg:width="4.3cm" svg:height="1.02cm" svg:x="8.3cm" svg:y="38.6cm">
          <draw:text-box>
            <text:p text:style-name="P2"><text:span text:style-name="T3">Point-bisserial cor.</text:span></text:p>
          </draw:text-box>
        </draw:frame>
        <draw:frame draw:style-name="gr9" draw:text-style-name="P4" draw:layer="layout" svg:width="1.8cm" svg:height="1cm" svg:x="7.4cm" svg:y="39.9cm">
          <draw:text-box>
            <text:p text:style-name="P2"><text:span text:style-name="T3">RMSE</text:span></text:p>
          </draw:text-box>
        </draw:frame>
        <draw:frame draw:style-name="gr9" draw:text-style-name="P4" draw:layer="layout" svg:width="2.2cm" svg:height="1cm" svg:x="2.5cm" svg:y="43.8cm">
          <draw:text-box>
            <text:p text:style-name="P2"><text:span text:style-name="T3">AUC-PR</text:span></text:p>
          </draw:text-box>
        </draw:frame>
        <draw:frame draw:style-name="gr16" draw:text-style-name="P4" draw:layer="layout" svg:width="3.1cm" svg:height="1.02cm" svg:x="9.5cm" svg:y="39.88cm">
          <draw:text-box>
            <text:p text:style-name="P2"><text:span text:style-name="T3">1-Brier score</text:span></text:p>
          </draw:text-box>
        </draw:frame>
        <draw:frame draw:style-name="gr9" draw:text-style-name="P4" draw:layer="layout" svg:width="1.55cm" svg:height="1cm" svg:x="5cm" svg:y="43.8cm">
          <draw:text-box>
            <text:p text:style-name="P2"><text:span text:style-name="T3">MAE</text:span></text:p>
          </draw:text-box>
        </draw:frame>
        <draw:frame draw:style-name="gr9" draw:text-style-name="P4" draw:layer="layout" svg:width="4.6cm" svg:height="1cm" svg:x="2.5cm" svg:y="39.9cm">
          <draw:text-box>
            <text:p text:style-name="P2"><text:span text:style-name="T3">Remaining deviance</text:span></text:p>
          </draw:text-box>
        </draw:frame>
        <draw:frame draw:style-name="gr9" draw:text-style-name="P4" draw:layer="layout" svg:width="1.3cm" svg:height="1cm" svg:x="11.3cm" svg:y="43.8cm">
          <draw:text-box>
            <text:p text:style-name="P2"><text:span text:style-name="T3">etc.</text:span></text:p>
          </draw:text-box>
        </draw:frame>
        <draw:frame draw:style-name="gr9" draw:text-style-name="P4" draw:layer="layout" svg:width="2.65cm" svg:height="1cm" svg:x="6.85cm" svg:y="43.8cm">
          <draw:text-box>
            <text:p text:style-name="P2"><text:span text:style-name="T3">Boyce ind.</text:span></text:p>
          </draw:text-box>
        </draw:frame>
        <draw:frame draw:style-name="gr9" draw:text-style-name="P4" draw:layer="layout" svg:width="3.1cm" svg:height="1cm" svg:x="2.5cm" svg:y="41.2cm">
          <draw:text-box>
            <text:p text:style-name="P2"><text:span text:style-name="T3">Sensitivity</text:span></text:p>
          </draw:text-box>
        </draw:frame>
        <draw:frame draw:style-name="gr9" draw:text-style-name="P4" draw:layer="layout" svg:width="3.1cm" svg:height="1cm" svg:x="5.9cm" svg:y="41.2cm">
          <draw:text-box>
            <text:p text:style-name="P2"><text:span text:style-name="T3">Specificity</text:span></text:p>
          </draw:text-box>
        </draw:frame>
        <draw:frame draw:style-name="gr9" draw:text-style-name="P4" draw:layer="layout" svg:width="3.3cm" svg:height="1cm" svg:x="9.3cm" svg:y="41.2cm">
          <draw:text-box>
            <text:p text:style-name="P2"><text:span text:style-name="T3">Prevalence</text:span></text:p>
          </draw:text-box>
        </draw:frame>
        <draw:frame draw:style-name="gr20" draw:text-style-name="P7" draw:layer="layout" svg:width="11cm" svg:height="2.5cm" svg:x="2cm" svg:y="46cm">
          <draw:text-box>
            <text:p text:style-name="P2"><text:span text:style-name="T4">Quantify similiraties between the reference and projection domains: define a forecast horizon ?</text:span></text:p>
          </draw:text-box>
        </draw:frame>
        <draw:frame draw:style-name="gr9" draw:text-style-name="P4" draw:layer="layout" svg:width="3.1cm" svg:height="1cm" svg:x="2.5cm" svg:y="42.5cm">
          <draw:text-box>
            <text:p text:style-name="P2"><text:span text:style-name="T3">F-measures</text:span></text:p>
          </draw:text-box>
        </draw:frame>
        <draw:frame draw:style-name="gr9" draw:text-style-name="P4" draw:layer="layout" svg:width="6.7cm" svg:height="1cm" svg:x="5.9cm" svg:y="42.5cm">
          <draw:text-box>
            <text:p text:style-name="P2"><text:span text:style-name="T3">Coefficient of residual mass</text:span></text:p>
          </draw:text-box>
        </draw:frame>
        <draw:frame draw:style-name="gr22" draw:text-style-name="P4" draw:layer="layout" svg:width="3.408cm" svg:height="0.884cm" svg:x="15.578cm" svg:y="17.613cm">
          <draw:text-box>
            <text:p text:style-name="P2"><text:span text:style-name="T3">PHENOFIT 4</text:span></text:p>
          </draw:text-box>
        </draw:frame>
        <draw:frame draw:style-name="gr23" draw:text-style-name="P4" draw:layer="layout" svg:width="3.41cm" svg:height="0.88cm" svg:x="20.091cm" svg:y="17.601cm">
          <draw:text-box>
            <text:p text:style-name="P2"><text:span text:style-name="T3">CASTANEA</text:span></text:p>
          </draw:text-box>
        </draw:frame>
        <draw:frame draw:style-name="gr22" draw:text-style-name="P3" draw:layer="layout" svg:width="3.599cm" svg:height="0.884cm" svg:x="15.578cm" svg:y="18.694cm">
          <draw:text-box>
            <text:p text:style-name="P8"><text:span text:style-name="T2">PHENOFIT 5 ?</text:span></text:p>
          </draw:text-box>
        </draw:frame>
        <draw:frame draw:style-name="gr22" draw:text-style-name="P3" draw:layer="layout" svg:width="3.408cm" svg:height="0.884cm" svg:x="20.078cm" svg:y="18.694cm">
          <draw:text-box>
            <text:p text:style-name="P8"><text:span text:style-name="T2">FORCEEPS ?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2T10:47:29.360000000</meta:creation-date>
    <dc:date>2021-11-10T12:05:25.162000000</dc:date>
    <meta:editing-duration>PT4H21M48S</meta:editing-duration>
    <meta:editing-cycles>101</meta:editing-cycles>
    <meta:generator>LibreOffice/6.4.0.3$Windows_X86_64 LibreOffice_project/b0a288ab3d2d4774cb44b62f04d5d28733ac6df8</meta:generator>
    <meta:document-statistic meta:object-count="128"/>
  </office:meta>
</office:document-meta>
</file>